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0F33D070D30C06D4685.png" manifest:media-type="image/png"/>
  <manifest:file-entry manifest:full-path="Pictures/10000001000002DE000000DADE0F1186C9E21681.png" manifest:media-type="image/png"/>
  <manifest:file-entry manifest:full-path="Pictures/10000001000002DE0000015621E957CD97258208.png" manifest:media-type="image/png"/>
  <manifest:file-entry manifest:full-path="Pictures/10000001000002DC00000158B5E66CB4E5F1F7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d41f" officeooo:paragraph-rsid="0009d41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9d41f" officeooo:paragraph-rsid="0009d41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bfb61" officeooo:paragraph-rsid="0009d41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bfb61" officeooo:paragraph-rsid="000bfb61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</text:p>
      <text:p text:style-name="P2"/>
      <text:p text:style-name="P2">1.</text:p>
      <text:p text:style-name="P2"><draw:frame draw:style-name="fr1" draw:name="Image1" text:anchor-type="char" svg:width="17cm" svg:height="7.989cm" draw:z-index="0"><draw:image xlink:href="Pictures/10000001000002DC00000158B5E66CB4E5F1F7DF.png" xlink:type="simple" xlink:show="embed" xlink:actuate="onLoad" draw:mime-type="image/png"/></draw:frame></text:p>
      <text:p text:style-name="P2"/>
      <text:p text:style-name="P2"/>
      <text:p text:style-name="P2">2.</text:p>
      <text:p text:style-name="P2"/>
      <text:p text:style-name="P3"><draw:frame draw:style-name="fr1" draw:name="Image2" text:anchor-type="char" svg:width="17cm" svg:height="7.92cm" draw:z-index="1"><draw:image xlink:href="Pictures/10000001000002DE0000015621E957CD9725820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3.</text:p>
      <text:p text:style-name="P2"/>
      <text:p text:style-name="P2"><draw:frame draw:style-name="fr1" draw:name="Image3" text:anchor-type="char" svg:width="17cm" svg:height="5.048cm" draw:z-index="2"><draw:image xlink:href="Pictures/10000001000002DE000000DADE0F1186C9E21681.png" xlink:type="simple" xlink:show="embed" xlink:actuate="onLoad" draw:mime-type="image/png"/></draw:frame></text:p>
      <text:p text:style-name="P2"/>
      <text:p text:style-name="P2"/>
      <text:p text:style-name="P2">4.</text:p>
      <text:p text:style-name="P2"/>
      <text:p text:style-name="P2"><draw:frame draw:style-name="fr1" draw:name="Image4" text:anchor-type="char" svg:width="17cm" svg:height="5.099cm" draw:z-index="3"><draw:image xlink:href="Pictures/100000010000032A000000F33D070D30C06D46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4:08:52.939682078</meta:creation-date>
    <meta:editing-duration>PT2M10S</meta:editing-duration>
    <meta:editing-cycles>2</meta:editing-cycles>
    <meta:generator>LibreOffice/7.3.7.2$Linux_X86_64 LibreOffice_project/30$Build-2</meta:generator>
    <dc:date>2024-03-11T14:51:19.091190971</dc:date>
    <meta:document-statistic meta:table-count="0" meta:image-count="4" meta:object-count="0" meta:page-count="2" meta:paragraph-count="5" meta:word-count="6" meta:character-count="20" meta:non-whitespace-character-count="19"/>
  </office:meta>
</office:document-meta>
</file>